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27in"/>
    </style:style>
    <style:style style:name="co2" style:family="table-column">
      <style:table-column-properties fo:break-before="auto" style:column-width="0.7402in"/>
    </style:style>
    <style:style style:name="co3" style:family="table-column">
      <style:table-column-properties fo:break-before="auto" style:column-width="2.626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693in"/>
    </style:style>
    <style:style style:name="co6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gasPlusPlus_MLP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57544544" calcext:value-type="float">
            <text:p>157544544</text:p>
          </table:table-cell>
          <table:table-cell table:formula="of:=[.C2]/2^20" office:value-type="float" office:value="150.246185302734" calcext:value-type="float">
            <text:p>150.24618530273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62403344" calcext:value-type="float">
            <text:p>162403344</text:p>
          </table:table-cell>
          <table:table-cell table:formula="of:=[.C3]/2^20" office:value-type="float" office:value="154.879898071289" calcext:value-type="float">
            <text:p>154.87989807128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54696660" calcext:value-type="float">
            <text:p>154696660</text:p>
          </table:table-cell>
          <table:table-cell table:formula="of:=[.C4]/2^20" office:value-type="float" office:value="147.53023147583" calcext:value-type="float">
            <text:p>147.5302314758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52036836" calcext:value-type="float">
            <text:p>152036836</text:p>
          </table:table-cell>
          <table:table-cell table:formula="of:=[.C5]/2^20" office:value-type="float" office:value="144.993625640869" calcext:value-type="float">
            <text:p>144.993625640869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49043120" calcext:value-type="float">
            <text:p>149043120</text:p>
          </table:table-cell>
          <table:table-cell table:formula="of:=[.C6]/2^20" office:value-type="float" office:value="142.138595581055" calcext:value-type="float">
            <text:p>142.13859558105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775724504" calcext:value-type="float">
            <text:p>775724504</text:p>
          </table:table-cell>
          <table:table-cell table:formula="of:=[.C7]/2^20" office:value-type="float" office:value="739.788536071777" calcext:value-type="float">
            <text:p>739.78853607177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26879624" calcext:value-type="float">
            <text:p>126879624</text:p>
          </table:table-cell>
          <table:table-cell table:formula="of:=[.C10]/2^20" office:value-type="float" office:value="121.001838684082" calcext:value-type="float">
            <text:p>121.00183868408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31944852" calcext:value-type="float">
            <text:p>131944852</text:p>
          </table:table-cell>
          <table:table-cell table:formula="of:=[.C11]/2^20" office:value-type="float" office:value="125.832416534424" calcext:value-type="float">
            <text:p>125.832416534424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40703088" calcext:value-type="float">
            <text:p>140703088</text:p>
          </table:table-cell>
          <table:table-cell table:formula="of:=[.C12]/2^20" office:value-type="float" office:value="134.184921264648" calcext:value-type="float">
            <text:p>134.18492126464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29734388" calcext:value-type="float">
            <text:p>129734388</text:p>
          </table:table-cell>
          <table:table-cell table:formula="of:=[.C13]/2^20" office:value-type="float" office:value="123.724353790283" calcext:value-type="float">
            <text:p>123.72435379028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41627652" calcext:value-type="float">
            <text:p>141627652</text:p>
          </table:table-cell>
          <table:table-cell table:formula="of:=[.C14]/2^20" office:value-type="float" office:value="135.066654205322" calcext:value-type="float">
            <text:p>135.066654205322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27335300" calcext:value-type="float">
            <text:p>127335300</text:p>
          </table:table-cell>
          <table:table-cell table:formula="of:=[.C15]/2^20" office:value-type="float" office:value="121.436405181885" calcext:value-type="float">
            <text:p>121.436405181885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26988772" calcext:value-type="float">
            <text:p>126988772</text:p>
          </table:table-cell>
          <table:table-cell table:formula="of:=[.C16]/2^20" office:value-type="float" office:value="121.105930328369" calcext:value-type="float">
            <text:p>121.105930328369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25322536" calcext:value-type="float">
            <text:p>125322536</text:p>
          </table:table-cell>
          <table:table-cell table:formula="of:=[.C17]/2^20" office:value-type="float" office:value="119.516883850098" calcext:value-type="float">
            <text:p>119.516883850098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31379100" calcext:value-type="float">
            <text:p>131379100</text:p>
          </table:table-cell>
          <table:table-cell table:formula="of:=[.C18]/2^20" office:value-type="float" office:value="125.292873382568" calcext:value-type="float">
            <text:p>125.29287338256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22583572" calcext:value-type="float">
            <text:p>122583572</text:p>
          </table:table-cell>
          <table:table-cell table:formula="of:=[.C19]/2^20" office:value-type="float" office:value="116.904804229736" calcext:value-type="float">
            <text:p>116.90480422973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1304498884" calcext:value-type="float">
            <text:p>1304498884</text:p>
          </table:table-cell>
          <table:table-cell table:formula="of:=[.C20]/2^20" office:value-type="float" office:value="1244.06708145142" calcext:value-type="float">
            <text:p>1244.0670814514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10970804" calcext:value-type="float">
            <text:p>110970804</text:p>
          </table:table-cell>
          <table:table-cell table:formula="of:=[.C23]/2^20" office:value-type="float" office:value="105.830005645752" calcext:value-type="float">
            <text:p>105.83000564575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0989936" calcext:value-type="float">
            <text:p>100989936</text:p>
          </table:table-cell>
          <table:table-cell table:formula="of:=[.C24]/2^20" office:value-type="float" office:value="96.3115081787109" calcext:value-type="float">
            <text:p>96.311508178710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0772764" calcext:value-type="float">
            <text:p>100772764</text:p>
          </table:table-cell>
          <table:table-cell table:formula="of:=[.C25]/2^20" office:value-type="float" office:value="96.1043968200684" calcext:value-type="float">
            <text:p>96.104396820068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4451776" calcext:value-type="float">
            <text:p>94451776</text:p>
          </table:table-cell>
          <table:table-cell table:formula="of:=[.C26]/2^20" office:value-type="float" office:value="90.0762329101562" calcext:value-type="float">
            <text:p>90.076232910156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0708912" calcext:value-type="float">
            <text:p>100708912</text:p>
          </table:table-cell>
          <table:table-cell table:formula="of:=[.C27]/2^20" office:value-type="float" office:value="96.0435028076172" calcext:value-type="float">
            <text:p>96.0435028076172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6761316" calcext:value-type="float">
            <text:p>106761316</text:p>
          </table:table-cell>
          <table:table-cell table:formula="of:=[.C28]/2^20" office:value-type="float" office:value="101.815525054932" calcext:value-type="float">
            <text:p>101.81552505493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98401424" calcext:value-type="float">
            <text:p>98401424</text:p>
          </table:table-cell>
          <table:table-cell table:formula="of:=[.C29]/2^20" office:value-type="float" office:value="93.8429107666016" calcext:value-type="float">
            <text:p>93.8429107666016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96777276" calcext:value-type="float">
            <text:p>96777276</text:p>
          </table:table-cell>
          <table:table-cell table:formula="of:=[.C30]/2^20" office:value-type="float" office:value="92.294002532959" calcext:value-type="float">
            <text:p>92.294002532959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97934604" calcext:value-type="float">
            <text:p>97934604</text:p>
          </table:table-cell>
          <table:table-cell table:formula="of:=[.C31]/2^20" office:value-type="float" office:value="93.3977165222168" calcext:value-type="float">
            <text:p>93.397716522216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96750416" calcext:value-type="float">
            <text:p>96750416</text:p>
          </table:table-cell>
          <table:table-cell table:formula="of:=[.C32]/2^20" office:value-type="float" office:value="92.2683868408203" calcext:value-type="float">
            <text:p>92.2683868408203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97941228" calcext:value-type="float">
            <text:p>97941228</text:p>
          </table:table-cell>
          <table:table-cell table:formula="of:=[.C33]/2^20" office:value-type="float" office:value="93.4040336608887" calcext:value-type="float">
            <text:p>93.4040336608887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94820908" calcext:value-type="float">
            <text:p>94820908</text:p>
          </table:table-cell>
          <table:table-cell table:formula="of:=[.C34]/2^20" office:value-type="float" office:value="90.4282646179199" calcext:value-type="float">
            <text:p>90.4282646179199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92268848" calcext:value-type="float">
            <text:p>92268848</text:p>
          </table:table-cell>
          <table:table-cell table:formula="of:=[.C35]/2^20" office:value-type="float" office:value="87.9944305419922" calcext:value-type="float">
            <text:p>87.9944305419922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93882784" calcext:value-type="float">
            <text:p>93882784</text:p>
          </table:table-cell>
          <table:table-cell table:formula="of:=[.C36]/2^20" office:value-type="float" office:value="89.5335998535156" calcext:value-type="float">
            <text:p>89.5335998535156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88719116" calcext:value-type="float">
            <text:p>88719116</text:p>
          </table:table-cell>
          <table:table-cell table:formula="of:=[.C37]/2^20" office:value-type="float" office:value="84.6091423034668" calcext:value-type="float">
            <text:p>84.6091423034668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3379600" calcext:value-type="float">
            <text:p>93379600</text:p>
          </table:table-cell>
          <table:table-cell table:formula="of:=[.C38]/2^20" office:value-type="float" office:value="89.0537261962891" calcext:value-type="float">
            <text:p>89.0537261962891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90968156" calcext:value-type="float">
            <text:p>90968156</text:p>
          </table:table-cell>
          <table:table-cell table:formula="of:=[.C39]/2^20" office:value-type="float" office:value="86.7539939880371" calcext:value-type="float">
            <text:p>86.7539939880371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87763616" calcext:value-type="float">
            <text:p>87763616</text:p>
          </table:table-cell>
          <table:table-cell table:formula="of:=[.C40]/2^20" office:value-type="float" office:value="83.6979064941406" calcext:value-type="float">
            <text:p>83.6979064941406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0327236" calcext:value-type="float">
            <text:p>90327236</text:p>
          </table:table-cell>
          <table:table-cell table:formula="of:=[.C41]/2^20" office:value-type="float" office:value="86.142765045166" calcext:value-type="float">
            <text:p>86.142765045166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1466056" calcext:value-type="float">
            <text:p>91466056</text:p>
          </table:table-cell>
          <table:table-cell table:formula="of:=[.C42]/2^20" office:value-type="float" office:value="87.2288284301758" calcext:value-type="float">
            <text:p>87.228828430175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42])" office:value-type="float" office:value="1926056776" calcext:value-type="float">
            <text:p>1926056776</text:p>
          </table:table-cell>
          <table:table-cell table:formula="of:=SUM([.D23:.D42])" office:value-type="float" office:value="1836.83087921143" calcext:value-type="float">
            <text:p>1836.830879211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Acrescentando o erro 0,00001/Bit (30min)/40Fluxos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52209268" calcext:value-type="float">
            <text:p>52209268</text:p>
          </table:table-cell>
          <table:table-cell table:formula="of:=[.C46]/2^20" office:value-type="float" office:value="49.7906379699707" calcext:value-type="float">
            <text:p>49.790637969970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69869952" calcext:value-type="float">
            <text:p>69869952</text:p>
          </table:table-cell>
          <table:table-cell table:formula="of:=[.C47]/2^20" office:value-type="float" office:value="66.6331787109375" calcext:value-type="float">
            <text:p>66.633178710937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78242556" calcext:value-type="float">
            <text:p>78242556</text:p>
          </table:table-cell>
          <table:table-cell table:formula="of:=[.C48]/2^20" office:value-type="float" office:value="74.6179161071777" calcext:value-type="float">
            <text:p>74.617916107177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77942432" calcext:value-type="float">
            <text:p>77942432</text:p>
          </table:table-cell>
          <table:table-cell table:formula="of:=[.C49]/2^20" office:value-type="float" office:value="74.3316955566406" calcext:value-type="float">
            <text:p>74.331695556640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73127812" calcext:value-type="float">
            <text:p>73127812</text:p>
          </table:table-cell>
          <table:table-cell table:formula="of:=[.C50]/2^20" office:value-type="float" office:value="69.7401161193848" calcext:value-type="float">
            <text:p>69.7401161193848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60794204" calcext:value-type="float">
            <text:p>60794204</text:p>
          </table:table-cell>
          <table:table-cell table:formula="of:=[.C51]/2^20" office:value-type="float" office:value="57.9778709411621" calcext:value-type="float">
            <text:p>57.9778709411621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59597188" calcext:value-type="float">
            <text:p>59597188</text:p>
          </table:table-cell>
          <table:table-cell table:formula="of:=[.C52]/2^20" office:value-type="float" office:value="56.8363075256348" calcext:value-type="float">
            <text:p>56.8363075256348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68857720" calcext:value-type="float">
            <text:p>68857720</text:p>
          </table:table-cell>
          <table:table-cell table:formula="of:=[.C53]/2^20" office:value-type="float" office:value="65.667839050293" calcext:value-type="float">
            <text:p>65.667839050293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60465996" calcext:value-type="float">
            <text:p>60465996</text:p>
          </table:table-cell>
          <table:table-cell table:formula="of:=[.C54]/2^20" office:value-type="float" office:value="57.664867401123" calcext:value-type="float">
            <text:p>57.66486740112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65531256" calcext:value-type="float">
            <text:p>65531256</text:p>
          </table:table-cell>
          <table:table-cell table:formula="of:=[.C55]/2^20" office:value-type="float" office:value="62.495475769043" calcext:value-type="float">
            <text:p>62.495475769043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62767620" calcext:value-type="float">
            <text:p>62767620</text:p>
          </table:table-cell>
          <table:table-cell table:formula="of:=[.C56]/2^20" office:value-type="float" office:value="59.8598670959473" calcext:value-type="float">
            <text:p>59.8598670959473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48215908" calcext:value-type="float">
            <text:p>48215908</text:p>
          </table:table-cell>
          <table:table-cell table:formula="of:=[.C57]/2^20" office:value-type="float" office:value="45.9822731018066" calcext:value-type="float">
            <text:p>45.9822731018066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57678732" calcext:value-type="float">
            <text:p>57678732</text:p>
          </table:table-cell>
          <table:table-cell table:formula="of:=[.C58]/2^20" office:value-type="float" office:value="55.0067253112793" calcext:value-type="float">
            <text:p>55.0067253112793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54058836" calcext:value-type="float">
            <text:p>54058836</text:p>
          </table:table-cell>
          <table:table-cell table:formula="of:=[.C59]/2^20" office:value-type="float" office:value="51.5545234680176" calcext:value-type="float">
            <text:p>51.5545234680176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53393576" calcext:value-type="float">
            <text:p>53393576</text:p>
          </table:table-cell>
          <table:table-cell table:formula="of:=[.C60]/2^20" office:value-type="float" office:value="50.9200820922852" calcext:value-type="float">
            <text:p>50.9200820922852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57614180" calcext:value-type="float">
            <text:p>57614180</text:p>
          </table:table-cell>
          <table:table-cell table:formula="of:=[.C61]/2^20" office:value-type="float" office:value="54.9451637268066" calcext:value-type="float">
            <text:p>54.9451637268066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58312408" calcext:value-type="float">
            <text:p>58312408</text:p>
          </table:table-cell>
          <table:table-cell table:formula="of:=[.C62]/2^20" office:value-type="float" office:value="55.6110458374023" calcext:value-type="float">
            <text:p>55.6110458374023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66309732" calcext:value-type="float">
            <text:p>66309732</text:p>
          </table:table-cell>
          <table:table-cell table:formula="of:=[.C63]/2^20" office:value-type="float" office:value="63.2378883361816" calcext:value-type="float">
            <text:p>63.2378883361816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57412248" calcext:value-type="float">
            <text:p>57412248</text:p>
          </table:table-cell>
          <table:table-cell table:formula="of:=[.C64]/2^20" office:value-type="float" office:value="54.7525863647461" calcext:value-type="float">
            <text:p>54.752586364746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59001948" calcext:value-type="float">
            <text:p>59001948</text:p>
          </table:table-cell>
          <table:table-cell table:formula="of:=[.C65]/2^20" office:value-type="float" office:value="56.2686424255371" calcext:value-type="float">
            <text:p>56.2686424255371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60287084" calcext:value-type="float">
            <text:p>60287084</text:p>
          </table:table-cell>
          <table:table-cell table:formula="of:=[.C66]/2^20" office:value-type="float" office:value="57.4942436218262" calcext:value-type="float">
            <text:p>57.4942436218262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40088192" calcext:value-type="float">
            <text:p>40088192</text:p>
          </table:table-cell>
          <table:table-cell table:formula="of:=[.C67]/2^20" office:value-type="float" office:value="38.2310791015625" calcext:value-type="float">
            <text:p>38.2310791015625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50436992" calcext:value-type="float">
            <text:p>50436992</text:p>
          </table:table-cell>
          <table:table-cell table:formula="of:=[.C68]/2^20" office:value-type="float" office:value="48.1004638671875" calcext:value-type="float">
            <text:p>48.1004638671875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52492480" calcext:value-type="float">
            <text:p>52492480</text:p>
          </table:table-cell>
          <table:table-cell table:formula="of:=[.C69]/2^20" office:value-type="float" office:value="50.0607299804688" calcext:value-type="float">
            <text:p>50.0607299804688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47372356" calcext:value-type="float">
            <text:p>47372356</text:p>
          </table:table-cell>
          <table:table-cell table:formula="of:=[.C70]/2^20" office:value-type="float" office:value="45.1777992248535" calcext:value-type="float">
            <text:p>45.1777992248535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33629432" calcext:value-type="float">
            <text:p>33629432</text:p>
          </table:table-cell>
          <table:table-cell table:formula="of:=[.C71]/2^20" office:value-type="float" office:value="32.0715255737305" calcext:value-type="float">
            <text:p>32.0715255737305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59752240" calcext:value-type="float">
            <text:p>59752240</text:p>
          </table:table-cell>
          <table:table-cell table:formula="of:=[.C72]/2^20" office:value-type="float" office:value="56.9841766357422" calcext:value-type="float">
            <text:p>56.9841766357422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41327960" calcext:value-type="float">
            <text:p>41327960</text:p>
          </table:table-cell>
          <table:table-cell table:formula="of:=[.C73]/2^20" office:value-type="float" office:value="39.4134140014648" calcext:value-type="float">
            <text:p>39.4134140014648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41544760" calcext:value-type="float">
            <text:p>41544760</text:p>
          </table:table-cell>
          <table:table-cell table:formula="of:=[.C74]/2^20" office:value-type="float" office:value="39.6201705932617" calcext:value-type="float">
            <text:p>39.6201705932617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56909628" calcext:value-type="float">
            <text:p>56909628</text:p>
          </table:table-cell>
          <table:table-cell table:formula="of:=[.C75]/2^20" office:value-type="float" office:value="54.273250579834" calcext:value-type="float">
            <text:p>54.273250579834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45122528" calcext:value-type="float">
            <text:p>45122528</text:p>
          </table:table-cell>
          <table:table-cell table:formula="of:=[.C76]/2^20" office:value-type="float" office:value="43.0321960449219" calcext:value-type="float">
            <text:p>43.0321960449219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41816496" calcext:value-type="float">
            <text:p>41816496</text:p>
          </table:table-cell>
          <table:table-cell table:formula="of:=[.C77]/2^20" office:value-type="float" office:value="39.8793182373047" calcext:value-type="float">
            <text:p>39.8793182373047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54588700" calcext:value-type="float">
            <text:p>54588700</text:p>
          </table:table-cell>
          <table:table-cell table:formula="of:=[.C78]/2^20" office:value-type="float" office:value="52.0598411560059" calcext:value-type="float">
            <text:p>52.0598411560059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35852136" calcext:value-type="float">
            <text:p>35852136</text:p>
          </table:table-cell>
          <table:table-cell table:formula="of:=[.C79]/2^20" office:value-type="float" office:value="34.1912612915039" calcext:value-type="float">
            <text:p>34.1912612915039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46982924" calcext:value-type="float">
            <text:p>46982924</text:p>
          </table:table-cell>
          <table:table-cell table:formula="of:=[.C80]/2^20" office:value-type="float" office:value="44.8064079284668" calcext:value-type="float">
            <text:p>44.8064079284668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52885448" calcext:value-type="float">
            <text:p>52885448</text:p>
          </table:table-cell>
          <table:table-cell table:formula="of:=[.C81]/2^20" office:value-type="float" office:value="50.4354934692383" calcext:value-type="float">
            <text:p>50.4354934692383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51821820" calcext:value-type="float">
            <text:p>51821820</text:p>
          </table:table-cell>
          <table:table-cell table:formula="of:=[.C82]/2^20" office:value-type="float" office:value="49.4211387634277" calcext:value-type="float">
            <text:p>49.4211387634277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40494564" calcext:value-type="float">
            <text:p>40494564</text:p>
          </table:table-cell>
          <table:table-cell table:formula="of:=[.C83]/2^20" office:value-type="float" office:value="38.6186256408691" calcext:value-type="float">
            <text:p>38.6186256408691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57014564" calcext:value-type="float">
            <text:p>57014564</text:p>
          </table:table-cell>
          <table:table-cell table:formula="of:=[.C84]/2^20" office:value-type="float" office:value="54.3733253479004" calcext:value-type="float">
            <text:p>54.3733253479004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42675112" calcext:value-type="float">
            <text:p>42675112</text:p>
          </table:table-cell>
          <table:table-cell table:formula="of:=[.C85]/2^20" office:value-type="float" office:value="40.6981582641602" calcext:value-type="float">
            <text:p>40.698158264160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6:.C85])" office:value-type="float" office:value="2194498988" calcext:value-type="float">
            <text:p>2194498988</text:p>
          </table:table-cell>
          <table:table-cell table:formula="of:=SUM([.D46:.D85])" office:value-type="float" office:value="2092.83732223511" calcext:value-type="float">
            <text:p>2092.83732223511</text:p>
          </table:table-cell>
        </table:table-row>
      </table:table>
      <table:table table:name="Vega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602252" calcext:value-type="float">
            <text:p>10602252</text:p>
          </table:table-cell>
          <table:table-cell table:formula="of:=[.C2]/2^20" office:value-type="float" office:value="10.1110954284668" calcext:value-type="float">
            <text:p>10.111095428466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878948" calcext:value-type="float">
            <text:p>10878948</text:p>
          </table:table-cell>
          <table:table-cell table:formula="of:=[.C3]/2^20" office:value-type="float" office:value="10.3749732971191" calcext:value-type="float">
            <text:p>10.3749732971191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299852" calcext:value-type="float">
            <text:p>10299852</text:p>
          </table:table-cell>
          <table:table-cell table:formula="of:=[.C4]/2^20" office:value-type="float" office:value="9.82270431518555" calcext:value-type="float">
            <text:p>9.8227043151855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930356" calcext:value-type="float">
            <text:p>10930356</text:p>
          </table:table-cell>
          <table:table-cell table:formula="of:=[.C5]/2^20" office:value-type="float" office:value="10.423999786377" calcext:value-type="float">
            <text:p>10.42399978637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674828" calcext:value-type="float">
            <text:p>10674828</text:p>
          </table:table-cell>
          <table:table-cell table:formula="of:=[.C6]/2^20" office:value-type="float" office:value="10.1803092956543" calcext:value-type="float">
            <text:p>10.180309295654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53386236" calcext:value-type="float">
            <text:p>53386236</text:p>
          </table:table-cell>
          <table:table-cell table:formula="of:=[.C7]/2^20" office:value-type="float" office:value="50.9130821228027" calcext:value-type="float">
            <text:p>50.91308212280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520604" calcext:value-type="float">
            <text:p>10520604</text:p>
          </table:table-cell>
          <table:table-cell table:formula="of:=[.C10]/2^20" office:value-type="float" office:value="10.0332298278809" calcext:value-type="float">
            <text:p>10.0332298278809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630980" calcext:value-type="float">
            <text:p>10630980</text:p>
          </table:table-cell>
          <table:table-cell table:formula="of:=[.C11]/2^20" office:value-type="float" office:value="10.1384925842285" calcext:value-type="float">
            <text:p>10.138492584228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624932" calcext:value-type="float">
            <text:p>10624932</text:p>
          </table:table-cell>
          <table:table-cell table:formula="of:=[.C12]/2^20" office:value-type="float" office:value="10.1327247619629" calcext:value-type="float">
            <text:p>10.1327247619629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718676" calcext:value-type="float">
            <text:p>10718676</text:p>
          </table:table-cell>
          <table:table-cell table:formula="of:=[.C13]/2^20" office:value-type="float" office:value="10.2221260070801" calcext:value-type="float">
            <text:p>10.2221260070801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682388" calcext:value-type="float">
            <text:p>10682388</text:p>
          </table:table-cell>
          <table:table-cell table:formula="of:=[.C14]/2^20" office:value-type="float" office:value="10.1875190734863" calcext:value-type="float">
            <text:p>10.1875190734863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9738900" calcext:value-type="float">
            <text:p>9738900</text:p>
          </table:table-cell>
          <table:table-cell table:formula="of:=[.C15]/2^20" office:value-type="float" office:value="9.28773880004883" calcext:value-type="float">
            <text:p>9.28773880004883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050372" calcext:value-type="float">
            <text:p>10050372</text:p>
          </table:table-cell>
          <table:table-cell table:formula="of:=[.C16]/2^20" office:value-type="float" office:value="9.58478164672852" calcext:value-type="float">
            <text:p>9.58478164672852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682388" calcext:value-type="float">
            <text:p>10682388</text:p>
          </table:table-cell>
          <table:table-cell table:formula="of:=[.C17]/2^20" office:value-type="float" office:value="10.1875190734863" calcext:value-type="float">
            <text:p>10.1875190734863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139580" calcext:value-type="float">
            <text:p>10139580</text:p>
          </table:table-cell>
          <table:table-cell table:formula="of:=[.C18]/2^20" office:value-type="float" office:value="9.66985702514648" calcext:value-type="float">
            <text:p>9.6698570251464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395108" calcext:value-type="float">
            <text:p>10395108</text:p>
          </table:table-cell>
          <table:table-cell table:formula="of:=[.C19]/2^20" office:value-type="float" office:value="9.91354751586914" calcext:value-type="float">
            <text:p>9.9135475158691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104183928" calcext:value-type="float">
            <text:p>104183928</text:p>
          </table:table-cell>
          <table:table-cell table:formula="of:=[.C20]/2^20" office:value-type="float" office:value="99.357536315918" calcext:value-type="float">
            <text:p>99.35753631591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384524" calcext:value-type="float">
            <text:p>10384524</text:p>
          </table:table-cell>
          <table:table-cell table:formula="of:=[.C23]/2^20" office:value-type="float" office:value="9.9034538269043" calcext:value-type="float">
            <text:p>9.903453826904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481292" calcext:value-type="float">
            <text:p>10481292</text:p>
          </table:table-cell>
          <table:table-cell table:formula="of:=[.C24]/2^20" office:value-type="float" office:value="9.9957389831543" calcext:value-type="float">
            <text:p>9.9957389831543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209132" calcext:value-type="float">
            <text:p>10209132</text:p>
          </table:table-cell>
          <table:table-cell table:formula="of:=[.C25]/2^20" office:value-type="float" office:value="9.73618698120117" calcext:value-type="float">
            <text:p>9.7361869812011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405692" calcext:value-type="float">
            <text:p>10405692</text:p>
          </table:table-cell>
          <table:table-cell table:formula="of:=[.C26]/2^20" office:value-type="float" office:value="9.92364120483398" calcext:value-type="float">
            <text:p>9.92364120483398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702044" calcext:value-type="float">
            <text:p>10702044</text:p>
          </table:table-cell>
          <table:table-cell table:formula="of:=[.C27]/2^20" office:value-type="float" office:value="10.2062644958496" calcext:value-type="float">
            <text:p>10.2062644958496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268100" calcext:value-type="float">
            <text:p>10268100</text:p>
          </table:table-cell>
          <table:table-cell table:formula="of:=[.C28]/2^20" office:value-type="float" office:value="9.79242324829102" calcext:value-type="float">
            <text:p>9.7924232482910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221228" calcext:value-type="float">
            <text:p>10221228</text:p>
          </table:table-cell>
          <table:table-cell table:formula="of:=[.C29]/2^20" office:value-type="float" office:value="9.74772262573242" calcext:value-type="float">
            <text:p>9.74772262573242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304388" calcext:value-type="float">
            <text:p>10304388</text:p>
          </table:table-cell>
          <table:table-cell table:formula="of:=[.C30]/2^20" office:value-type="float" office:value="9.82703018188477" calcext:value-type="float">
            <text:p>9.82703018188477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369404" calcext:value-type="float">
            <text:p>10369404</text:p>
          </table:table-cell>
          <table:table-cell table:formula="of:=[.C31]/2^20" office:value-type="float" office:value="9.88903427124023" calcext:value-type="float">
            <text:p>9.8890342712402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9961164" calcext:value-type="float">
            <text:p>9961164</text:p>
          </table:table-cell>
          <table:table-cell table:formula="of:=[.C32]/2^20" office:value-type="float" office:value="9.49970626831055" calcext:value-type="float">
            <text:p>9.49970626831055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340676" calcext:value-type="float">
            <text:p>10340676</text:p>
          </table:table-cell>
          <table:table-cell table:formula="of:=[.C33]/2^20" office:value-type="float" office:value="9.86163711547852" calcext:value-type="float">
            <text:p>9.86163711547852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0272636" calcext:value-type="float">
            <text:p>10272636</text:p>
          </table:table-cell>
          <table:table-cell table:formula="of:=[.C34]/2^20" office:value-type="float" office:value="9.79674911499023" calcext:value-type="float">
            <text:p>9.79674911499023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9964188" calcext:value-type="float">
            <text:p>9964188</text:p>
          </table:table-cell>
          <table:table-cell table:formula="of:=[.C35]/2^20" office:value-type="float" office:value="9.50259017944336" calcext:value-type="float">
            <text:p>9.50259017944336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10020132" calcext:value-type="float">
            <text:p>10020132</text:p>
          </table:table-cell>
          <table:table-cell table:formula="of:=[.C36]/2^20" office:value-type="float" office:value="9.55594253540039" calcext:value-type="float">
            <text:p>9.55594253540039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9643644" calcext:value-type="float">
            <text:p>9643644</text:p>
          </table:table-cell>
          <table:table-cell table:formula="of:=[.C37]/2^20" office:value-type="float" office:value="9.19689559936523" calcext:value-type="float">
            <text:p>9.19689559936523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10148652" calcext:value-type="float">
            <text:p>10148652</text:p>
          </table:table-cell>
          <table:table-cell table:formula="of:=[.C38]/2^20" office:value-type="float" office:value="9.67850875854492" calcext:value-type="float">
            <text:p>9.67850875854492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9566532" calcext:value-type="float">
            <text:p>9566532</text:p>
          </table:table-cell>
          <table:table-cell table:formula="of:=[.C39]/2^20" office:value-type="float" office:value="9.12335586547852" calcext:value-type="float">
            <text:p>9.12335586547852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9692028" calcext:value-type="float">
            <text:p>9692028</text:p>
          </table:table-cell>
          <table:table-cell table:formula="of:=[.C40]/2^20" office:value-type="float" office:value="9.24303817749023" calcext:value-type="float">
            <text:p>9.24303817749023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623988" calcext:value-type="float">
            <text:p>9623988</text:p>
          </table:table-cell>
          <table:table-cell table:formula="of:=[.C41]/2^20" office:value-type="float" office:value="9.17815017700195" calcext:value-type="float">
            <text:p>9.17815017700195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601308" calcext:value-type="float">
            <text:p>9601308</text:p>
          </table:table-cell>
          <table:table-cell table:formula="of:=[.C42]/2^20" office:value-type="float" office:value="9.15652084350586" calcext:value-type="float">
            <text:p>9.1565208435058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42])" office:value-type="float" office:value="202180752" calcext:value-type="float">
            <text:p>202180752</text:p>
          </table:table-cell>
          <table:table-cell table:formula="of:=[.C43]/2^20" office:value-type="float" office:value="192.814590454102" calcext:value-type="float">
            <text:p>192.81459045410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4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599228" calcext:value-type="float">
            <text:p>10599228</text:p>
          </table:table-cell>
          <table:table-cell table:formula="of:=[.C47]/2^20" office:value-type="float" office:value="10.108211517334" calcext:value-type="float">
            <text:p>10.10821151733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1080044" calcext:value-type="float">
            <text:p>11080044</text:p>
          </table:table-cell>
          <table:table-cell table:formula="of:=[.C48]/2^20" office:value-type="float" office:value="10.5667533874512" calcext:value-type="float">
            <text:p>10.566753387451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913724" calcext:value-type="float">
            <text:p>10913724</text:p>
          </table:table-cell>
          <table:table-cell table:formula="of:=[.C49]/2^20" office:value-type="float" office:value="10.4081382751465" calcext:value-type="float">
            <text:p>10.408138275146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295316" calcext:value-type="float">
            <text:p>10295316</text:p>
          </table:table-cell>
          <table:table-cell table:formula="of:=[.C50]/2^20" office:value-type="float" office:value="9.81837844848633" calcext:value-type="float">
            <text:p>9.8183784484863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384524" calcext:value-type="float">
            <text:p>10384524</text:p>
          </table:table-cell>
          <table:table-cell table:formula="of:=[.C51]/2^20" office:value-type="float" office:value="9.9034538269043" calcext:value-type="float">
            <text:p>9.9034538269043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458612" calcext:value-type="float">
            <text:p>10458612</text:p>
          </table:table-cell>
          <table:table-cell table:formula="of:=[.C52]/2^20" office:value-type="float" office:value="9.9741096496582" calcext:value-type="float">
            <text:p>9.974109649658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9997452" calcext:value-type="float">
            <text:p>9997452</text:p>
          </table:table-cell>
          <table:table-cell table:formula="of:=[.C53]/2^20" office:value-type="float" office:value="9.5343132019043" calcext:value-type="float">
            <text:p>9.534313201904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768572" calcext:value-type="float">
            <text:p>10768572</text:p>
          </table:table-cell>
          <table:table-cell table:formula="of:=[.C54]/2^20" office:value-type="float" office:value="10.2697105407715" calcext:value-type="float">
            <text:p>10.2697105407715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9828108" calcext:value-type="float">
            <text:p>9828108</text:p>
          </table:table-cell>
          <table:table-cell table:formula="of:=[.C55]/2^20" office:value-type="float" office:value="9.3728141784668" calcext:value-type="float">
            <text:p>9.372814178466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062468" calcext:value-type="float">
            <text:p>10062468</text:p>
          </table:table-cell>
          <table:table-cell table:formula="of:=[.C56]/2^20" office:value-type="float" office:value="9.59631729125977" calcext:value-type="float">
            <text:p>9.59631729125977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083636" calcext:value-type="float">
            <text:p>10083636</text:p>
          </table:table-cell>
          <table:table-cell table:formula="of:=[.C57]/2^20" office:value-type="float" office:value="9.61650466918945" calcext:value-type="float">
            <text:p>9.61650466918945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9855324" calcext:value-type="float">
            <text:p>9855324</text:p>
          </table:table-cell>
          <table:table-cell table:formula="of:=[.C58]/2^20" office:value-type="float" office:value="9.39876937866211" calcext:value-type="float">
            <text:p>9.39876937866211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10334628" calcext:value-type="float">
            <text:p>10334628</text:p>
          </table:table-cell>
          <table:table-cell table:formula="of:=[.C59]/2^20" office:value-type="float" office:value="9.85586929321289" calcext:value-type="float">
            <text:p>9.85586929321289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9444060" calcext:value-type="float">
            <text:p>9444060</text:p>
          </table:table-cell>
          <table:table-cell table:formula="of:=[.C60]/2^20" office:value-type="float" office:value="9.00655746459961" calcext:value-type="float">
            <text:p>9.00655746459961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9595260" calcext:value-type="float">
            <text:p>9595260</text:p>
          </table:table-cell>
          <table:table-cell table:formula="of:=[.C61]/2^20" office:value-type="float" office:value="9.15075302124023" calcext:value-type="float">
            <text:p>9.15075302124023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834156" calcext:value-type="float">
            <text:p>9834156</text:p>
          </table:table-cell>
          <table:table-cell table:formula="of:=[.C62]/2^20" office:value-type="float" office:value="9.37858200073242" calcext:value-type="float">
            <text:p>9.37858200073242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10206108" calcext:value-type="float">
            <text:p>10206108</text:p>
          </table:table-cell>
          <table:table-cell table:formula="of:=[.C63]/2^20" office:value-type="float" office:value="9.73330307006836" calcext:value-type="float">
            <text:p>9.73330307006836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9372996" calcext:value-type="float">
            <text:p>9372996</text:p>
          </table:table-cell>
          <table:table-cell table:formula="of:=[.C64]/2^20" office:value-type="float" office:value="8.93878555297852" calcext:value-type="float">
            <text:p>8.93878555297852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504540" calcext:value-type="float">
            <text:p>9504540</text:p>
          </table:table-cell>
          <table:table-cell table:formula="of:=[.C65]/2^20" office:value-type="float" office:value="9.06423568725586" calcext:value-type="float">
            <text:p>9.06423568725586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465228" calcext:value-type="float">
            <text:p>9465228</text:p>
          </table:table-cell>
          <table:table-cell table:formula="of:=[.C66]/2^20" office:value-type="float" office:value="9.0267448425293" calcext:value-type="float">
            <text:p>9.0267448425293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9493956" calcext:value-type="float">
            <text:p>9493956</text:p>
          </table:table-cell>
          <table:table-cell table:formula="of:=[.C67]/2^20" office:value-type="float" office:value="9.05414199829102" calcext:value-type="float">
            <text:p>9.05414199829102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9152244" calcext:value-type="float">
            <text:p>9152244</text:p>
          </table:table-cell>
          <table:table-cell table:formula="of:=[.C68]/2^20" office:value-type="float" office:value="8.7282600402832" calcext:value-type="float">
            <text:p>8.7282600402832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9264132" calcext:value-type="float">
            <text:p>9264132</text:p>
          </table:table-cell>
          <table:table-cell table:formula="of:=[.C69]/2^20" office:value-type="float" office:value="8.83496475219727" calcext:value-type="float">
            <text:p>8.83496475219727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9342756" calcext:value-type="float">
            <text:p>9342756</text:p>
          </table:table-cell>
          <table:table-cell table:formula="of:=[.C70]/2^20" office:value-type="float" office:value="8.90994644165039" calcext:value-type="float">
            <text:p>8.90994644165039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9460692" calcext:value-type="float">
            <text:p>9460692</text:p>
          </table:table-cell>
          <table:table-cell table:formula="of:=[.C71]/2^20" office:value-type="float" office:value="9.02241897583008" calcext:value-type="float">
            <text:p>9.02241897583008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8694108" calcext:value-type="float">
            <text:p>8694108</text:p>
          </table:table-cell>
          <table:table-cell table:formula="of:=[.C72]/2^20" office:value-type="float" office:value="8.29134750366211" calcext:value-type="float">
            <text:p>8.29134750366211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9422892" calcext:value-type="float">
            <text:p>9422892</text:p>
          </table:table-cell>
          <table:table-cell table:formula="of:=[.C73]/2^20" office:value-type="float" office:value="8.98637008666992" calcext:value-type="float">
            <text:p>8.98637008666992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9147708" calcext:value-type="float">
            <text:p>9147708</text:p>
          </table:table-cell>
          <table:table-cell table:formula="of:=[.C74]/2^20" office:value-type="float" office:value="8.72393417358398" calcext:value-type="float">
            <text:p>8.72393417358398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8818092" calcext:value-type="float">
            <text:p>8818092</text:p>
          </table:table-cell>
          <table:table-cell table:formula="of:=[.C75]/2^20" office:value-type="float" office:value="8.40958786010742" calcext:value-type="float">
            <text:p>8.40958786010742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8734932" calcext:value-type="float">
            <text:p>8734932</text:p>
          </table:table-cell>
          <table:table-cell table:formula="of:=[.C76]/2^20" office:value-type="float" office:value="8.33028030395508" calcext:value-type="float">
            <text:p>8.33028030395508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8638164" calcext:value-type="float">
            <text:p>8638164</text:p>
          </table:table-cell>
          <table:table-cell table:formula="of:=[.C77]/2^20" office:value-type="float" office:value="8.23799514770508" calcext:value-type="float">
            <text:p>8.23799514770508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311572" calcext:value-type="float">
            <text:p>8311572</text:p>
          </table:table-cell>
          <table:table-cell table:formula="of:=[.C78]/2^20" office:value-type="float" office:value="7.92653274536133" calcext:value-type="float">
            <text:p>7.92653274536133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8972316" calcext:value-type="float">
            <text:p>8972316</text:p>
          </table:table-cell>
          <table:table-cell table:formula="of:=[.C79]/2^20" office:value-type="float" office:value="8.55666732788086" calcext:value-type="float">
            <text:p>8.55666732788086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9005580" calcext:value-type="float">
            <text:p>9005580</text:p>
          </table:table-cell>
          <table:table-cell table:formula="of:=[.C80]/2^20" office:value-type="float" office:value="8.5883903503418" calcext:value-type="float">
            <text:p>8.5883903503418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8710740" calcext:value-type="float">
            <text:p>8710740</text:p>
          </table:table-cell>
          <table:table-cell table:formula="of:=[.C81]/2^20" office:value-type="float" office:value="8.30720901489258" calcext:value-type="float">
            <text:p>8.30720901489258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8567100" calcext:value-type="float">
            <text:p>8567100</text:p>
          </table:table-cell>
          <table:table-cell table:formula="of:=[.C82]/2^20" office:value-type="float" office:value="8.17022323608398" calcext:value-type="float">
            <text:p>8.17022323608398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8580708" calcext:value-type="float">
            <text:p>8580708</text:p>
          </table:table-cell>
          <table:table-cell table:formula="of:=[.C83]/2^20" office:value-type="float" office:value="8.18320083618164" calcext:value-type="float">
            <text:p>8.18320083618164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8691084" calcext:value-type="float">
            <text:p>8691084</text:p>
          </table:table-cell>
          <table:table-cell table:formula="of:=[.C84]/2^20" office:value-type="float" office:value="8.2884635925293" calcext:value-type="float">
            <text:p>8.2884635925293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8621532" calcext:value-type="float">
            <text:p>8621532</text:p>
          </table:table-cell>
          <table:table-cell table:formula="of:=[.C85]/2^20" office:value-type="float" office:value="8.22213363647461" calcext:value-type="float">
            <text:p>8.22213363647461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8518716" calcext:value-type="float">
            <text:p>8518716</text:p>
          </table:table-cell>
          <table:table-cell table:formula="of:=[.C86]/2^20" office:value-type="float" office:value="8.12408065795898" calcext:value-type="float">
            <text:p>8.1240806579589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7:.C86])" office:value-type="float" office:value="380233008" calcext:value-type="float">
            <text:p>380233008</text:p>
          </table:table-cell>
          <table:table-cell table:formula="of:=[.C87]/2^20" office:value-type="float" office:value="362.618453979492" calcext:value-type="float">
            <text:p>362.618453979492</text:p>
          </table:table-cell>
        </table:table-row>
      </table:table>
      <table:table table:name="NewReno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1388492" calcext:value-type="float">
            <text:p>11388492</text:p>
          </table:table-cell>
          <table:table-cell table:formula="of:=[.C2]/2^20" office:value-type="float" office:value="10.860912322998" calcext:value-type="float">
            <text:p>10.86091232299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1012004" calcext:value-type="float">
            <text:p>11012004</text:p>
          </table:table-cell>
          <table:table-cell table:formula="of:=[.C3]/2^20" office:value-type="float" office:value="10.5018653869629" calcext:value-type="float">
            <text:p>10.501865386962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884996" calcext:value-type="float">
            <text:p>10884996</text:p>
          </table:table-cell>
          <table:table-cell table:formula="of:=[.C4]/2^20" office:value-type="float" office:value="10.3807411193848" calcext:value-type="float">
            <text:p>10.380741119384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423836" calcext:value-type="float">
            <text:p>10423836</text:p>
          </table:table-cell>
          <table:table-cell table:formula="of:=[.C5]/2^20" office:value-type="float" office:value="9.94094467163086" calcext:value-type="float">
            <text:p>9.9409446716308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429884" calcext:value-type="float">
            <text:p>10429884</text:p>
          </table:table-cell>
          <table:table-cell table:formula="of:=[.C6]/2^20" office:value-type="float" office:value="9.94671249389648" calcext:value-type="float">
            <text:p>9.9467124938964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54139212" calcext:value-type="float">
            <text:p>54139212</text:p>
          </table:table-cell>
          <table:table-cell table:formula="of:=[.C7]/2^20" office:value-type="float" office:value="51.6311759948731" calcext:value-type="float">
            <text:p>51.631175994873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999908" calcext:value-type="float">
            <text:p>10999908</text:p>
          </table:table-cell>
          <table:table-cell table:formula="of:=[.C10]/2^20" office:value-type="float" office:value="10.4903297424316" calcext:value-type="float">
            <text:p>10.4903297424316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1142036" calcext:value-type="float">
            <text:p>11142036</text:p>
          </table:table-cell>
          <table:table-cell table:formula="of:=[.C11]/2^20" office:value-type="float" office:value="10.6258735656738" calcext:value-type="float">
            <text:p>10.625873565673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1030148" calcext:value-type="float">
            <text:p>11030148</text:p>
          </table:table-cell>
          <table:table-cell table:formula="of:=[.C12]/2^20" office:value-type="float" office:value="10.5191688537598" calcext:value-type="float">
            <text:p>10.519168853759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209132" calcext:value-type="float">
            <text:p>10209132</text:p>
          </table:table-cell>
          <table:table-cell table:formula="of:=[.C13]/2^20" office:value-type="float" office:value="9.73618698120117" calcext:value-type="float">
            <text:p>9.7361869812011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550844" calcext:value-type="float">
            <text:p>10550844</text:p>
          </table:table-cell>
          <table:table-cell table:formula="of:=[.C14]/2^20" office:value-type="float" office:value="10.062068939209" calcext:value-type="float">
            <text:p>10.062068939209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776132" calcext:value-type="float">
            <text:p>10776132</text:p>
          </table:table-cell>
          <table:table-cell table:formula="of:=[.C15]/2^20" office:value-type="float" office:value="10.2769203186035" calcext:value-type="float">
            <text:p>10.2769203186035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287756" calcext:value-type="float">
            <text:p>10287756</text:p>
          </table:table-cell>
          <table:table-cell table:formula="of:=[.C16]/2^20" office:value-type="float" office:value="9.8111686706543" calcext:value-type="float">
            <text:p>9.811168670654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222740" calcext:value-type="float">
            <text:p>10222740</text:p>
          </table:table-cell>
          <table:table-cell table:formula="of:=[.C17]/2^20" office:value-type="float" office:value="9.74916458129883" calcext:value-type="float">
            <text:p>9.74916458129883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275660" calcext:value-type="float">
            <text:p>10275660</text:p>
          </table:table-cell>
          <table:table-cell table:formula="of:=[.C18]/2^20" office:value-type="float" office:value="9.79963302612305" calcext:value-type="float">
            <text:p>9.79963302612305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174356" calcext:value-type="float">
            <text:p>10174356</text:p>
          </table:table-cell>
          <table:table-cell table:formula="of:=[.C19]/2^20" office:value-type="float" office:value="9.70302200317383" calcext:value-type="float">
            <text:p>9.7030220031738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105668712" calcext:value-type="float">
            <text:p>105668712</text:p>
          </table:table-cell>
          <table:table-cell table:formula="of:=[.C20]/2^20" office:value-type="float" office:value="100.773536682129" calcext:value-type="float">
            <text:p>100.77353668212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963620" calcext:value-type="float">
            <text:p>10963620</text:p>
          </table:table-cell>
          <table:table-cell table:formula="of:=[.C23]/2^20" office:value-type="float" office:value="10.4557228088379" calcext:value-type="float">
            <text:p>10.4557228088379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597716" calcext:value-type="float">
            <text:p>10597716</text:p>
          </table:table-cell>
          <table:table-cell table:formula="of:=[.C24]/2^20" office:value-type="float" office:value="10.1067695617676" calcext:value-type="float">
            <text:p>10.106769561767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440468" calcext:value-type="float">
            <text:p>10440468</text:p>
          </table:table-cell>
          <table:table-cell table:formula="of:=[.C25]/2^20" office:value-type="float" office:value="9.95680618286133" calcext:value-type="float">
            <text:p>9.9568061828613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839636" calcext:value-type="float">
            <text:p>10839636</text:p>
          </table:table-cell>
          <table:table-cell table:formula="of:=[.C26]/2^20" office:value-type="float" office:value="10.3374824523926" calcext:value-type="float">
            <text:p>10.337482452392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215180" calcext:value-type="float">
            <text:p>10215180</text:p>
          </table:table-cell>
          <table:table-cell table:formula="of:=[.C27]/2^20" office:value-type="float" office:value="9.7419548034668" calcext:value-type="float">
            <text:p>9.7419548034668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871388" calcext:value-type="float">
            <text:p>10871388</text:p>
          </table:table-cell>
          <table:table-cell table:formula="of:=[.C28]/2^20" office:value-type="float" office:value="10.3677635192871" calcext:value-type="float">
            <text:p>10.3677635192871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907676" calcext:value-type="float">
            <text:p>10907676</text:p>
          </table:table-cell>
          <table:table-cell table:formula="of:=[.C29]/2^20" office:value-type="float" office:value="10.4023704528809" calcext:value-type="float">
            <text:p>10.4023704528809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547820" calcext:value-type="float">
            <text:p>10547820</text:p>
          </table:table-cell>
          <table:table-cell table:formula="of:=[.C30]/2^20" office:value-type="float" office:value="10.0591850280762" calcext:value-type="float">
            <text:p>10.0591850280762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219716" calcext:value-type="float">
            <text:p>10219716</text:p>
          </table:table-cell>
          <table:table-cell table:formula="of:=[.C31]/2^20" office:value-type="float" office:value="9.74628067016602" calcext:value-type="float">
            <text:p>9.7462806701660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694484" calcext:value-type="float">
            <text:p>10694484</text:p>
          </table:table-cell>
          <table:table-cell table:formula="of:=[.C32]/2^20" office:value-type="float" office:value="10.1990547180176" calcext:value-type="float">
            <text:p>10.1990547180176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210644" calcext:value-type="float">
            <text:p>10210644</text:p>
          </table:table-cell>
          <table:table-cell table:formula="of:=[.C33]/2^20" office:value-type="float" office:value="9.73762893676758" calcext:value-type="float">
            <text:p>9.73762893676758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0396620" calcext:value-type="float">
            <text:p>10396620</text:p>
          </table:table-cell>
          <table:table-cell table:formula="of:=[.C34]/2^20" office:value-type="float" office:value="9.91498947143555" calcext:value-type="float">
            <text:p>9.91498947143555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10747404" calcext:value-type="float">
            <text:p>10747404</text:p>
          </table:table-cell>
          <table:table-cell table:formula="of:=[.C35]/2^20" office:value-type="float" office:value="10.2495231628418" calcext:value-type="float">
            <text:p>10.2495231628418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9861372" calcext:value-type="float">
            <text:p>9861372</text:p>
          </table:table-cell>
          <table:table-cell table:formula="of:=[.C36]/2^20" office:value-type="float" office:value="9.40453720092773" calcext:value-type="float">
            <text:p>9.40453720092773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9610380" calcext:value-type="float">
            <text:p>9610380</text:p>
          </table:table-cell>
          <table:table-cell table:formula="of:=[.C37]/2^20" office:value-type="float" office:value="9.1651725769043" calcext:value-type="float">
            <text:p>9.1651725769043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920340" calcext:value-type="float">
            <text:p>9920340</text:p>
          </table:table-cell>
          <table:table-cell table:formula="of:=[.C38]/2^20" office:value-type="float" office:value="9.46077346801758" calcext:value-type="float">
            <text:p>9.46077346801758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9522684" calcext:value-type="float">
            <text:p>9522684</text:p>
          </table:table-cell>
          <table:table-cell table:formula="of:=[.C39]/2^20" office:value-type="float" office:value="9.08153915405273" calcext:value-type="float">
            <text:p>9.08153915405273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10295316" calcext:value-type="float">
            <text:p>10295316</text:p>
          </table:table-cell>
          <table:table-cell table:formula="of:=[.C40]/2^20" office:value-type="float" office:value="9.81837844848633" calcext:value-type="float">
            <text:p>9.81837844848633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602820" calcext:value-type="float">
            <text:p>9602820</text:p>
          </table:table-cell>
          <table:table-cell table:formula="of:=[.C41]/2^20" office:value-type="float" office:value="9.15796279907227" calcext:value-type="float">
            <text:p>9.15796279907227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557460" calcext:value-type="float">
            <text:p>9557460</text:p>
          </table:table-cell>
          <table:table-cell table:formula="of:=[.C42]/2^20" office:value-type="float" office:value="9.11470413208008" calcext:value-type="float">
            <text:p>9.1147041320800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27])" office:value-type="float" office:value="53056620" calcext:value-type="float">
            <text:p>53056620</text:p>
          </table:table-cell>
          <table:table-cell table:formula="of:=[.C43]/2^20" office:value-type="float" office:value="50.5987358093262" calcext:value-type="float">
            <text:p>50.598735809326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4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4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table:formula="of:=[.C48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/>
          <table:table-cell table:formula="of:=[.C49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/>
          <table:table-cell table:formula="of:=[.C50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table:formula="of:=[.C51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/>
          <table:table-cell table:formula="of:=[.C52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/>
          <table:table-cell table:formula="of:=[.C5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/>
          <table:table-cell table:formula="of:=[.C5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/>
          <table:table-cell table:formula="of:=[.C5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/>
          <table:table-cell table:formula="of:=[.C5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/>
          <table:table-cell table:formula="of:=[.C5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/>
          <table:table-cell table:formula="of:=[.C58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/>
          <table:table-cell table:formula="of:=[.C59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/>
          <table:table-cell table:formula="of:=[.C60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/>
          <table:table-cell table:formula="of:=[.C61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/>
          <table:table-cell table:formula="of:=[.C62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/>
          <table:table-cell table:formula="of:=[.C6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/>
          <table:table-cell table:formula="of:=[.C6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/>
          <table:table-cell table:formula="of:=[.C6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/>
          <table:table-cell table:formula="of:=[.C6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/>
          <table:table-cell table:formula="of:=[.C6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/>
          <table:table-cell table:formula="of:=[.C68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/>
          <table:table-cell table:formula="of:=[.C69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/>
          <table:table-cell table:formula="of:=[.C70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/>
          <table:table-cell table:formula="of:=[.C71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/>
          <table:table-cell table:formula="of:=[.C72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/>
          <table:table-cell table:formula="of:=[.C7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/>
          <table:table-cell table:formula="of:=[.C7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/>
          <table:table-cell table:formula="of:=[.C7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/>
          <table:table-cell table:formula="of:=[.C7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/>
          <table:table-cell table:formula="of:=[.C7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/>
          <table:table-cell table:formula="of:=[.C78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/>
          <table:table-cell table:formula="of:=[.C79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/>
          <table:table-cell table:formula="of:=[.C80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/>
          <table:table-cell table:formula="of:=[.C81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/>
          <table:table-cell table:formula="of:=[.C82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/>
          <table:table-cell table:formula="of:=[.C8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/>
          <table:table-cell table:formula="of:=[.C8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/>
          <table:table-cell table:formula="of:=[.C8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/>
          <table:table-cell table:formula="of:=[.C8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7:.C86])" office:value-type="float" office:value="0" calcext:value-type="float">
            <text:p>0</text:p>
          </table:table-cell>
          <table:table-cell table:formula="of:=[.C87]/2^20" office:value-type="float" office:value="0" calcext:value-type="float">
            <text:p>0</text:p>
          </table:table-cell>
        </table:table-row>
      </table:table>
      <table:table table:name="CUBIC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28813204" calcext:value-type="float">
            <text:p>28813204</text:p>
          </table:table-cell>
          <table:table-cell table:formula="of:=[.C2]/2^20" office:value-type="float" office:value="27.4784126281738" calcext:value-type="float">
            <text:p>27.478412628173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5430880" calcext:value-type="float">
            <text:p>25430880</text:p>
          </table:table-cell>
          <table:table-cell table:formula="of:=[.C3]/2^20" office:value-type="float" office:value="24.2527770996094" calcext:value-type="float">
            <text:p>24.2527770996094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0045408" calcext:value-type="float">
            <text:p>20045408</text:p>
          </table:table-cell>
          <table:table-cell table:formula="of:=[.C4]/2^20" office:value-type="float" office:value="19.1167907714844" calcext:value-type="float">
            <text:p>19.116790771484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0237580" calcext:value-type="float">
            <text:p>20237580</text:p>
          </table:table-cell>
          <table:table-cell table:formula="of:=[.C5]/2^20" office:value-type="float" office:value="19.3000602722168" calcext:value-type="float">
            <text:p>19.3000602722168</text:p>
          </table:table-cell>
        </table:table-row>
        <table:table-row table:style-name="ro1">
          <table:covered-table-cell/>
          <table:table-cell/>
          <table:table-cell office:value-type="float" office:value="22573048" calcext:value-type="float">
            <text:p>22573048</text:p>
          </table:table-cell>
          <table:table-cell table:formula="of:=[.C6]/2^20" office:value-type="float" office:value="21.5273361206055" calcext:value-type="float">
            <text:p>21.527336120605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117100120" calcext:value-type="float">
            <text:p>117100120</text:p>
          </table:table-cell>
          <table:table-cell table:formula="of:=[.C7]/2^20" office:value-type="float" office:value="111.67537689209" calcext:value-type="float">
            <text:p>111.675376892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26257412" calcext:value-type="float">
            <text:p>26257412</text:p>
          </table:table-cell>
          <table:table-cell table:formula="of:=[.C10]/2^20" office:value-type="float" office:value="25.0410194396973" calcext:value-type="float">
            <text:p>25.041019439697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5104232" calcext:value-type="float">
            <text:p>25104232</text:p>
          </table:table-cell>
          <table:table-cell table:formula="of:=[.C11]/2^20" office:value-type="float" office:value="23.9412612915039" calcext:value-type="float">
            <text:p>23.941261291503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7606252" calcext:value-type="float">
            <text:p>27606252</text:p>
          </table:table-cell>
          <table:table-cell table:formula="of:=[.C12]/2^20" office:value-type="float" office:value="26.3273735046387" calcext:value-type="float">
            <text:p>26.327373504638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1480524" calcext:value-type="float">
            <text:p>21480524</text:p>
          </table:table-cell>
          <table:table-cell table:formula="of:=[.C13]/2^20" office:value-type="float" office:value="20.485424041748" calcext:value-type="float">
            <text:p>20.485424041748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1155296" calcext:value-type="float">
            <text:p>21155296</text:p>
          </table:table-cell>
          <table:table-cell table:formula="of:=[.C14]/2^20" office:value-type="float" office:value="20.1752624511719" calcext:value-type="float">
            <text:p>20.1752624511719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26080780" calcext:value-type="float">
            <text:p>26080780</text:p>
          </table:table-cell>
          <table:table-cell table:formula="of:=[.C15]/2^20" office:value-type="float" office:value="24.8725700378418" calcext:value-type="float">
            <text:p>24.8725700378418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20014616" calcext:value-type="float">
            <text:p>20014616</text:p>
          </table:table-cell>
          <table:table-cell table:formula="of:=[.C16]/2^20" office:value-type="float" office:value="19.0874252319336" calcext:value-type="float">
            <text:p>19.0874252319336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1968256" calcext:value-type="float">
            <text:p>21968256</text:p>
          </table:table-cell>
          <table:table-cell table:formula="of:=[.C17]/2^20" office:value-type="float" office:value="20.9505615234375" calcext:value-type="float">
            <text:p>20.9505615234375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21665168" calcext:value-type="float">
            <text:p>21665168</text:p>
          </table:table-cell>
          <table:table-cell table:formula="of:=[.C18]/2^20" office:value-type="float" office:value="20.6615142822266" calcext:value-type="float">
            <text:p>20.6615142822266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0010432" calcext:value-type="float">
            <text:p>20010432</text:p>
          </table:table-cell>
          <table:table-cell table:formula="of:=[.C19]/2^20" office:value-type="float" office:value="19.0834350585937" calcext:value-type="float">
            <text:p>19.083435058593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231342968" calcext:value-type="float">
            <text:p>231342968</text:p>
          </table:table-cell>
          <table:table-cell table:formula="of:=[.C20]/2^20" office:value-type="float" office:value="220.625846862793" calcext:value-type="float">
            <text:p>220.62584686279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table:formula="of:=[.C2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/>
          <table:table-cell table:formula="of:=[.C2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/>
          <table:table-cell table:formula="of:=[.C2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table:formula="of:=[.C2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27])" office:value-type="float" office:value="0" calcext:value-type="float">
            <text:p>0</text:p>
          </table:table-cell>
          <table:table-cell table:formula="of:=[.C43]/2^20" office:value-type="float" office:value="0" calcext:value-type="float">
            <text:p>0</text:p>
          </table:table-cell>
        </table:table-row>
      </table:table>
      <table:table table:name="BB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3408128" calcext:value-type="float">
            <text:p>3408128</text:p>
          </table:table-cell>
          <table:table-cell table:formula="of:=[.C2]/2^20" office:value-type="float" office:value="3.250244140625" calcext:value-type="float">
            <text:p>3.250244140625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3283524" calcext:value-type="float">
            <text:p>3283524</text:p>
          </table:table-cell>
          <table:table-cell table:formula="of:=[.C3]/2^20" office:value-type="float" office:value="3.13141250610352" calcext:value-type="float">
            <text:p>3.1314125061035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592244" calcext:value-type="float">
            <text:p>1592244</text:p>
          </table:table-cell>
          <table:table-cell table:formula="of:=[.C4]/2^20" office:value-type="float" office:value="1.51848220825195" calcext:value-type="float">
            <text:p>1.5184822082519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924316" calcext:value-type="float">
            <text:p>2924316</text:p>
          </table:table-cell>
          <table:table-cell table:formula="of:=[.C5]/2^20" office:value-type="float" office:value="2.78884506225586" calcext:value-type="float">
            <text:p>2.7888450622558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462212" calcext:value-type="float">
            <text:p>1462212</text:p>
          </table:table-cell>
          <table:table-cell table:formula="of:=[.C6]/2^20" office:value-type="float" office:value="1.39447402954102" calcext:value-type="float">
            <text:p>1.3944740295410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12670424" calcext:value-type="float">
            <text:p>12670424</text:p>
          </table:table-cell>
          <table:table-cell table:formula="of:=[.C7]/2^20" office:value-type="float" office:value="12.0834579467773" calcext:value-type="float">
            <text:p>12.083457946777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4282476" calcext:value-type="float">
            <text:p>4282476</text:p>
          </table:table-cell>
          <table:table-cell table:formula="of:=[.C10]/2^20" office:value-type="float" office:value="4.08408737182617" calcext:value-type="float">
            <text:p>4.0840873718261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555308" calcext:value-type="float">
            <text:p>1555308</text:p>
          </table:table-cell>
          <table:table-cell table:formula="of:=[.C11]/2^20" office:value-type="float" office:value="1.48325729370117" calcext:value-type="float">
            <text:p>1.48325729370117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695400" calcext:value-type="float">
            <text:p>1695400</text:p>
          </table:table-cell>
          <table:table-cell table:formula="of:=[.C12]/2^20" office:value-type="float" office:value="1.61685943603516" calcext:value-type="float">
            <text:p>1.6168594360351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447092" calcext:value-type="float">
            <text:p>1447092</text:p>
          </table:table-cell>
          <table:table-cell table:formula="of:=[.C13]/2^20" office:value-type="float" office:value="1.38005447387695" calcext:value-type="float">
            <text:p>1.3800544738769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657432" calcext:value-type="float">
            <text:p>1657432</text:p>
          </table:table-cell>
          <table:table-cell table:formula="of:=[.C14]/2^20" office:value-type="float" office:value="1.58065032958984" calcext:value-type="float">
            <text:p>1.58065032958984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746068" calcext:value-type="float">
            <text:p>1746068</text:p>
          </table:table-cell>
          <table:table-cell table:formula="of:=[.C15]/2^20" office:value-type="float" office:value="1.66518020629883" calcext:value-type="float">
            <text:p>1.66518020629883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568484" calcext:value-type="float">
            <text:p>1568484</text:p>
          </table:table-cell>
          <table:table-cell table:formula="of:=[.C16]/2^20" office:value-type="float" office:value="1.49582290649414" calcext:value-type="float">
            <text:p>1.49582290649414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729700" calcext:value-type="float">
            <text:p>1729700</text:p>
          </table:table-cell>
          <table:table-cell table:formula="of:=[.C17]/2^20" office:value-type="float" office:value="1.64957046508789" calcext:value-type="float">
            <text:p>1.64957046508789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3256956" calcext:value-type="float">
            <text:p>3256956</text:p>
          </table:table-cell>
          <table:table-cell table:formula="of:=[.C18]/2^20" office:value-type="float" office:value="3.10607528686523" calcext:value-type="float">
            <text:p>3.1060752868652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493964" calcext:value-type="float">
            <text:p>1493964</text:p>
          </table:table-cell>
          <table:table-cell table:formula="of:=[.C19]/2^20" office:value-type="float" office:value="1.42475509643555" calcext:value-type="float">
            <text:p>1.4247550964355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20432880" calcext:value-type="float">
            <text:p>20432880</text:p>
          </table:table-cell>
          <table:table-cell table:formula="of:=[.C20]/2^20" office:value-type="float" office:value="19.4863128662109" calcext:value-type="float">
            <text:p>19.48631286621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-0.5/Cwnd</text:p>
            <text:p>Cwnd/Cwnd^0.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23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table:formula="of:=[.C24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/>
          <table:table-cell table:formula="of:=[.C25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/>
          <table:table-cell table:formula="of:=[.C26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table:formula="of:=[.C27]/2^20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27])" office:value-type="float" office:value="0" calcext:value-type="float">
            <text:p>0</text:p>
          </table:table-cell>
          <table:table-cell table:formula="of:=[.C43]/2^20" office:value-type="float" office:value="0" calcext:value-type="float">
            <text:p>0</text:p>
          </table:table-cell>
        </table:table-row>
      </table:table>
      <table:table table:name="Consolidacao_5Fluxos" table:style-name="ta1">
        <table:shapes>
          <draw:frame draw:z-index="0" draw:style-name="gr1" draw:text-style-name="P1" svg:width="6.2988in" svg:height="3.5429in" svg:x="2.074in" svg:y="0.0425in">
            <draw:object draw:notify-on-update-of-ranges="Consolidacao_5Fluxos.A2:Consolidacao_5Fluxos.A6 Consolidacao_5Fluxos.B1:Consolidacao_5Fluxos.B1 Consolidacao_5Fluxos.B2:Consolidacao_5Fluxos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Goodput</text:p>
          </table:table-cell>
        </table:table-row>
        <table:table-row table:style-name="ro1">
          <table:table-cell office:value-type="string" calcext:value-type="string">
            <text:p>Neural</text:p>
          </table:table-cell>
          <table:table-cell table:formula="of:=[$VegasPlusPlus_MLP.D7]" office:value-type="float" office:value="739.788536071777" calcext:value-type="float">
            <text:p>739.788536071777</text:p>
          </table:table-cell>
        </table:table-row>
        <table:table-row table:style-name="ro1">
          <table:table-cell office:value-type="string" calcext:value-type="string">
            <text:p>Vegas</text:p>
          </table:table-cell>
          <table:table-cell table:formula="of:=[$Vegas.D7]" office:value-type="float" office:value="50.9130821228027" calcext:value-type="float">
            <text:p>50.9130821228027</text:p>
          </table:table-cell>
        </table:table-row>
        <table:table-row table:style-name="ro1">
          <table:table-cell office:value-type="string" calcext:value-type="string">
            <text:p>NewReno</text:p>
          </table:table-cell>
          <table:table-cell table:formula="of:=[$NewReno.D7]" office:value-type="float" office:value="51.6311759948731" calcext:value-type="float">
            <text:p>51.6311759948731</text:p>
          </table:table-cell>
        </table:table-row>
        <table:table-row table:style-name="ro1">
          <table:table-cell office:value-type="string" calcext:value-type="string">
            <text:p>Cubic</text:p>
          </table:table-cell>
          <table:table-cell table:formula="of:=[$CUBIC.D7]" office:value-type="float" office:value="111.67537689209" calcext:value-type="float">
            <text:p>111.67537689209</text:p>
          </table:table-cell>
        </table:table-row>
        <table:table-row table:style-name="ro1">
          <table:table-cell office:value-type="string" calcext:value-type="string">
            <text:p>Bbr</text:p>
          </table:table-cell>
          <table:table-cell table:formula="of:=[$BBR.D7]" office:value-type="float" office:value="12.0834579467773" calcext:value-type="float">
            <text:p>12.0834579467773</text:p>
          </table:table-cell>
        </table:table-row>
      </table:table>
      <table:table table:name="Consolidacao_10Fluxos" table:style-name="ta1">
        <table:shapes>
          <draw:frame draw:z-index="0" draw:style-name="gr1" draw:text-style-name="P1" svg:width="6.2988in" svg:height="3.5429in" svg:x="2.074in" svg:y="0.0425in">
            <draw:object draw:notify-on-update-of-ranges="Consolidacao_10Fluxos.A2:Consolidacao_10Fluxos.A6 Consolidacao_10Fluxos.B1:Consolidacao_10Fluxos.B1 Consolidacao_10Fluxos.B2:Consolidacao_10Fluxos.B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Goodput</text:p>
          </table:table-cell>
        </table:table-row>
        <table:table-row table:style-name="ro1">
          <table:table-cell office:value-type="string" calcext:value-type="string">
            <text:p>Neural</text:p>
          </table:table-cell>
          <table:table-cell table:formula="of:=[$VegasPlusPlus_MLP.D20]" office:value-type="float" office:value="1244.06708145142" calcext:value-type="float">
            <text:p>1244.06708145142</text:p>
          </table:table-cell>
        </table:table-row>
        <table:table-row table:style-name="ro1">
          <table:table-cell office:value-type="string" calcext:value-type="string">
            <text:p>Vegas</text:p>
          </table:table-cell>
          <table:table-cell table:formula="of:=[$Vegas.D20]" office:value-type="float" office:value="99.357536315918" calcext:value-type="float">
            <text:p>99.357536315918</text:p>
          </table:table-cell>
        </table:table-row>
        <table:table-row table:style-name="ro1">
          <table:table-cell office:value-type="string" calcext:value-type="string">
            <text:p>NewReno</text:p>
          </table:table-cell>
          <table:table-cell table:formula="of:=[$NewReno.D20]" office:value-type="float" office:value="100.773536682129" calcext:value-type="float">
            <text:p>100.773536682129</text:p>
          </table:table-cell>
        </table:table-row>
        <table:table-row table:style-name="ro1">
          <table:table-cell office:value-type="string" calcext:value-type="string">
            <text:p>Cubic</text:p>
          </table:table-cell>
          <table:table-cell table:formula="of:=[$CUBIC.D20]" office:value-type="float" office:value="220.625846862793" calcext:value-type="float">
            <text:p>220.625846862793</text:p>
          </table:table-cell>
        </table:table-row>
        <table:table-row table:style-name="ro1">
          <table:table-cell office:value-type="string" calcext:value-type="string">
            <text:p>Bbr</text:p>
          </table:table-cell>
          <table:table-cell table:formula="of:=[$BBR.D20]" office:value-type="float" office:value="19.4863128662109" calcext:value-type="float">
            <text:p>19.4863128662109</text:p>
          </table:table-cell>
        </table:table-row>
      </table:table>
      <table:table table:name="Consolidacao_20Fluxos" table:style-name="ta1">
        <table:shapes>
          <draw:frame draw:z-index="0" draw:style-name="gr1" draw:text-style-name="P1" svg:width="6.2988in" svg:height="3.5429in" svg:x="3.663in" svg:y="0.4835in">
            <draw:object draw:notify-on-update-of-ranges="Consolidacao_20Fluxos.A2:Consolidacao_20Fluxos.A6 Consolidacao_20Fluxos.B1:Consolidacao_20Fluxos.B1 Consolidacao_20Fluxos.B2:Consolidacao_20Fluxos.B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Goodput</text:p>
          </table:table-cell>
        </table:table-row>
        <table:table-row table:style-name="ro1">
          <table:table-cell office:value-type="string" calcext:value-type="string">
            <text:p>Neural</text:p>
          </table:table-cell>
          <table:table-cell table:formula="of:=[$VegasPlusPlus_MLP.D43]" office:value-type="float" office:value="1836.83087921143" calcext:value-type="float">
            <text:p>1836.83087921143</text:p>
          </table:table-cell>
        </table:table-row>
        <table:table-row table:style-name="ro1">
          <table:table-cell office:value-type="string" calcext:value-type="string">
            <text:p>Vegas</text:p>
          </table:table-cell>
          <table:table-cell table:formula="of:=[$Vegas.D42]" office:value-type="float" office:value="9.15652084350586" calcext:value-type="float">
            <text:p>9.15652084350586</text:p>
          </table:table-cell>
        </table:table-row>
        <table:table-row table:style-name="ro1">
          <table:table-cell office:value-type="string" calcext:value-type="string">
            <text:p>NewReno</text:p>
          </table:table-cell>
          <table:table-cell table:formula="of:=[$NewReno.D42]" office:value-type="float" office:value="9.11470413208008" calcext:value-type="float">
            <text:p>9.11470413208008</text:p>
          </table:table-cell>
        </table:table-row>
        <table:table-row table:style-name="ro1">
          <table:table-cell office:value-type="string" calcext:value-type="string">
            <text:p>Cubic</text:p>
          </table:table-cell>
          <table:table-cell table:formula="of:=[$CUBIC.D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r</text:p>
          </table:table-cell>
          <table:table-cell table:formula="of:=[$BBR.D4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0:00:57.215465030</meta:creation-date>
    <dc:date>2023-11-11T19:39:41.304453549</dc:date>
    <meta:editing-duration>PT21H11M49S</meta:editing-duration>
    <meta:editing-cycles>26</meta:editing-cycles>
    <meta:generator>LibreOffice/7.3.7.2$Linux_X86_64 LibreOffice_project/30$Build-2</meta:generator>
    <meta:document-statistic meta:table-count="8" meta:cell-count="90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97cm" svg:y="0.316cm" chart:style-name="ch2">
          <text:p>Dumbell 5 Fluxos</text:p>
        </chart:title>
        <chart:subtitle svg:x="5.647cm" svg:y="1.304cm" chart:style-name="ch3">
          <text:p>30 min/ErrorRate = 0.00001</text:p>
        </chart:subtitle>
        <chart:legend chart:legend-position="end" svg:x="13.949cm" svg:y="4.201cm" style:legend-expansion="high" chart:style-name="ch4"/>
        <chart:plot-area chart:style-name="ch5" table:cell-range-address="Consolidacao_5Fluxos.A1:Consolidacao_5Fluxos.B6" chart:data-source-has-labels="both" svg:x="1.331cm" svg:y="2.138cm" svg:width="12.298cm" svg:height="5.701cm">
          <chart:coordinate-region svg:x="3.037cm" svg:y="2.786cm" svg:width="10.312cm" svg:height="4.406cm"/>
          <chart:axis chart:dimension="x" chart:name="primary-x" chart:style-name="ch6" chartooo:axis-type="auto">
            <chartooo:date-scale/>
            <chart:title svg:x="0.451cm" svg:y="5.733cm" chart:style-name="ch7">
              <text:p>Protocolo</text:p>
            </chart:title>
            <chart:categories table:cell-range-address="Consolidacao_5Fluxos.A2:Consolidacao_5Fluxos.A6"/>
          </chart:axis>
          <chart:axis chart:dimension="y" chart:name="primary-y" chart:style-name="ch8">
            <chart:title svg:x="6.404cm" svg:y="8.019cm" chart:style-name="ch9">
              <text:p>GoodPut (MB)</text:p>
            </chart:title>
            <chart:grid chart:style-name="ch10" chart:class="major"/>
          </chart:axis>
          <chart:axis chart:dimension="y" chart:name="secondary-y" chart:style-name="ch11"/>
          <chart:series chart:attached-axis="secondary-y" chart:style-name="ch12" chart:values-cell-range-address="Consolidacao_5Fluxos.B2:Consolidacao_5Fluxos.B6" chart:label-cell-address="Consolidacao_5Fluxos.B1:Consolidacao_5Fluxos.B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odput</text:p>
                <draw:g>
                  <svg:desc>Consolidacao_5Fluxos.B1:Consolidacao_5Flux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ural</text:p>
                <draw:g>
                  <svg:desc>Consolidacao_5Fluxos.A2:Consolidacao_5Fluxos.A6</svg:desc>
                </draw:g>
              </table:table-cell>
              <table:table-cell office:value-type="float" office:value="739.788536071777">
                <text:p>739.788536071777</text:p>
                <draw:g>
                  <svg:desc>Consolidacao_5Fluxos.B2:Consolidacao_5Fluxos.B6</svg:desc>
                </draw:g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50.9130821228027">
                <text:p>50.9130821228027</text:p>
              </table:table-cell>
            </table:table-row>
            <table:table-row>
              <table:table-cell office:value-type="string">
                <text:p>NewReno</text:p>
              </table:table-cell>
              <table:table-cell office:value-type="float" office:value="51.6311759948731">
                <text:p>51.6311759948731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111.67537689209">
                <text:p>111.67537689209</text:p>
              </table:table-cell>
            </table:table-row>
            <table:table-row>
              <table:table-cell office:value-type="string">
                <text:p>Bbr</text:p>
              </table:table-cell>
              <table:table-cell office:value-type="float" office:value="12.0834579467773">
                <text:p>12.08345794677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78cm" svg:y="0.316cm" chart:style-name="ch2">
          <text:p>Dumbell 10 Fluxos</text:p>
        </chart:title>
        <chart:subtitle svg:x="5.647cm" svg:y="1.304cm" chart:style-name="ch3">
          <text:p>30 min/ErrorRate = 0.00001</text:p>
        </chart:subtitle>
        <chart:legend chart:legend-position="end" svg:x="13.949cm" svg:y="4.201cm" style:legend-expansion="high" chart:style-name="ch4"/>
        <chart:plot-area chart:style-name="ch5" table:cell-range-address="Consolidacao_10Fluxos.A1:Consolidacao_10Fluxos.B6" chart:data-source-has-labels="both" svg:x="1.331cm" svg:y="2.138cm" svg:width="12.298cm" svg:height="5.701cm">
          <chart:coordinate-region svg:x="3.037cm" svg:y="2.786cm" svg:width="10.22cm" svg:height="4.406cm"/>
          <chart:axis chart:dimension="x" chart:name="primary-x" chart:style-name="ch6" chartooo:axis-type="auto">
            <chartooo:date-scale/>
            <chart:title svg:x="0.451cm" svg:y="5.733cm" chart:style-name="ch7">
              <text:p>Protocolo</text:p>
            </chart:title>
            <chart:categories table:cell-range-address="Consolidacao_10Fluxos.A2:Consolidacao_10Fluxos.A6"/>
          </chart:axis>
          <chart:axis chart:dimension="y" chart:name="primary-y" chart:style-name="ch8">
            <chart:title svg:x="6.404cm" svg:y="8.019cm" chart:style-name="ch9">
              <text:p>GoodPut (MB)</text:p>
            </chart:title>
            <chart:grid chart:style-name="ch10" chart:class="major"/>
          </chart:axis>
          <chart:axis chart:dimension="y" chart:name="secondary-y" chart:style-name="ch11"/>
          <chart:series chart:attached-axis="secondary-y" chart:style-name="ch12" chart:values-cell-range-address="Consolidacao_10Fluxos.B2:Consolidacao_10Fluxos.B6" chart:label-cell-address="Consolidacao_10Fluxos.B1:Consolidacao_10Fluxos.B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odput</text:p>
                <draw:g>
                  <svg:desc>Consolidacao_10Fluxos.B1:Consolidacao_10Flux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ural</text:p>
                <draw:g>
                  <svg:desc>Consolidacao_10Fluxos.A2:Consolidacao_10Fluxos.A6</svg:desc>
                </draw:g>
              </table:table-cell>
              <table:table-cell office:value-type="float" office:value="1244.06708145142">
                <text:p>1244.06708145142</text:p>
                <draw:g>
                  <svg:desc>Consolidacao_10Fluxos.B2:Consolidacao_10Fluxos.B6</svg:desc>
                </draw:g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99.357536315918">
                <text:p>99.357536315918</text:p>
              </table:table-cell>
            </table:table-row>
            <table:table-row>
              <table:table-cell office:value-type="string">
                <text:p>NewReno</text:p>
              </table:table-cell>
              <table:table-cell office:value-type="float" office:value="100.773536682129">
                <text:p>100.773536682129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220.625846862793">
                <text:p>220.625846862793</text:p>
              </table:table-cell>
            </table:table-row>
            <table:table-row>
              <table:table-cell office:value-type="string">
                <text:p>Bbr</text:p>
              </table:table-cell>
              <table:table-cell office:value-type="float" office:value="19.4863128662109">
                <text:p>19.48631286621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97cm" svg:y="0.316cm" chart:style-name="ch2">
          <text:p>Dumbell 5 Fluxos</text:p>
        </chart:title>
        <chart:subtitle svg:x="5.647cm" svg:y="1.304cm" chart:style-name="ch3">
          <text:p>30 min/ErrorRate = 0.00001</text:p>
        </chart:subtitle>
        <chart:legend chart:legend-position="end" svg:x="13.949cm" svg:y="4.201cm" style:legend-expansion="high" chart:style-name="ch4"/>
        <chart:plot-area chart:style-name="ch5" table:cell-range-address="Consolidacao_20Fluxos.A1:Consolidacao_20Fluxos.B6" chart:data-source-has-labels="both" svg:x="1.331cm" svg:y="2.138cm" svg:width="12.298cm" svg:height="5.701cm">
          <chart:coordinate-region svg:x="3.037cm" svg:y="2.786cm" svg:width="10.22cm" svg:height="4.406cm"/>
          <chart:axis chart:dimension="x" chart:name="primary-x" chart:style-name="ch6" chartooo:axis-type="auto">
            <chartooo:date-scale/>
            <chart:title svg:x="0.451cm" svg:y="5.733cm" chart:style-name="ch7">
              <text:p>Protocolo</text:p>
            </chart:title>
            <chart:categories table:cell-range-address="Consolidacao_20Fluxos.A2:Consolidacao_20Fluxos.A6"/>
          </chart:axis>
          <chart:axis chart:dimension="y" chart:name="primary-y" chart:style-name="ch8">
            <chart:title svg:x="6.404cm" svg:y="8.019cm" chart:style-name="ch9">
              <text:p>GoodPut (MB)</text:p>
            </chart:title>
            <chart:grid chart:style-name="ch10" chart:class="major"/>
          </chart:axis>
          <chart:axis chart:dimension="y" chart:name="secondary-y" chart:style-name="ch11"/>
          <chart:series chart:attached-axis="secondary-y" chart:style-name="ch12" chart:values-cell-range-address="Consolidacao_20Fluxos.B2:Consolidacao_20Fluxos.B6" chart:label-cell-address="Consolidacao_20Fluxos.B1:Consolidacao_20Fluxos.B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odput</text:p>
                <draw:g>
                  <svg:desc>Consolidacao_20Fluxos.B1:Consolidacao_20Flux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ural</text:p>
                <draw:g>
                  <svg:desc>Consolidacao_20Fluxos.A2:Consolidacao_20Fluxos.A6</svg:desc>
                </draw:g>
              </table:table-cell>
              <table:table-cell office:value-type="float" office:value="1836.83087921143">
                <text:p>1836.83087921143</text:p>
                <draw:g>
                  <svg:desc>Consolidacao_20Fluxos.B2:Consolidacao_20Fluxos.B6</svg:desc>
                </draw:g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9.15652084350586">
                <text:p>9.15652084350586</text:p>
              </table:table-cell>
            </table:table-row>
            <table:table-row>
              <table:table-cell office:value-type="string">
                <text:p>NewReno</text:p>
              </table:table-cell>
              <table:table-cell office:value-type="float" office:value="9.11470413208008">
                <text:p>9.11470413208008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b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